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0028in" fo:margin-top="0in" fo:margin-bottom="0in" style:page-number="auto" table:align="center" style:writing-mode="lr-tb"/>
    </style:style>
    <style:style style:name="Table1.A" style:family="table-column">
      <style:table-column-properties style:column-width="1.7215in"/>
    </style:style>
    <style:style style:name="Table1.B" style:family="table-column">
      <style:table-column-properties style:column-width="2.7569in"/>
    </style:style>
    <style:style style:name="Table1.C" style:family="table-column">
      <style:table-column-properties style:column-width="1.5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Standard">
      <style:text-properties officeooo:rsid="0018fb33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language-asian="pt" style:country-asian="BR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5" style:family="paragraph" style:parent-style-name="Heading_20_1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</style:style>
    <style:style style:name="P7" style:family="paragraph" style:parent-style-name="Heading_20_2">
      <style:text-properties officeooo:rsid="001a0b74" officeooo:paragraph-rsid="001a0b74"/>
    </style:style>
    <style:style style:name="P8" style:family="paragraph" style:parent-style-name="Heading_20_2">
      <style:text-properties officeooo:rsid="001a8601" officeooo:paragraph-rsid="001a8601"/>
    </style:style>
    <style:style style:name="P9" style:family="paragraph" style:parent-style-name="Standard">
      <style:text-properties officeooo:rsid="001a0b74" officeooo:paragraph-rsid="001a0b74"/>
    </style:style>
    <style:style style:name="P10" style:family="paragraph" style:parent-style-name="Heading_20_2">
      <style:text-properties officeooo:rsid="0018fb33" officeooo:paragraph-rsid="0018fb33"/>
    </style:style>
    <style:style style:name="P11" style:family="paragraph" style:parent-style-name="Heading_20_2">
      <style:text-properties officeooo:rsid="001a0b74" officeooo:paragraph-rsid="001a0b74"/>
    </style:style>
    <style:style style:name="P12" style:family="paragraph" style:parent-style-name="Heading_20_2">
      <style:text-properties officeooo:rsid="001a8601" officeooo:paragraph-rsid="001a8601"/>
    </style:style>
    <style:style style:name="P13" style:family="paragraph" style:parent-style-name="List_20_Paragraph" style:list-style-name="WWNum1">
      <style:text-properties officeooo:rsid="0018fb33" officeooo:paragraph-rsid="0018fb33"/>
    </style:style>
    <style:style style:name="P14" style:family="paragraph" style:parent-style-name="List_20_Paragraph" style:list-style-name="WWNum1">
      <style:text-properties officeooo:rsid="001a0b74" officeooo:paragraph-rsid="001a0b74"/>
    </style:style>
    <style:style style:name="P15" style:family="paragraph" style:parent-style-name="List_20_Paragraph" style:list-style-name="WWNum1">
      <style:text-properties officeooo:rsid="001a8601" officeooo:paragraph-rsid="001a8601"/>
    </style:style>
    <style:style style:name="P16" style:family="paragraph" style:parent-style-name="List_20_Paragraph" style:list-style-name="WWNum1">
      <style:text-properties officeooo:rsid="001c5716" officeooo:paragraph-rsid="001c5716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8fb33" style:font-weight-asian="normal" style:font-weight-complex="normal"/>
    </style:style>
    <style:style style:name="T3" style:family="text">
      <style:text-properties fo:font-weight="normal" officeooo:rsid="0018fb33" style:font-weight-asian="normal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8fb33"/>
    </style:style>
    <style:style style:name="T6" style:family="text">
      <style:text-properties officeooo:rsid="001a0b74"/>
    </style:style>
    <style:style style:name="T7" style:family="text">
      <style:text-properties fo:font-style="italic" officeooo:rsid="001a0b74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a0b74" style:font-style-asian="normal" style:font-style-complex="normal"/>
    </style:style>
    <style:style style:name="T10" style:family="text">
      <style:text-properties officeooo:rsid="001a8601"/>
    </style:style>
    <style:style style:name="T11" style:family="text">
      <style:text-properties officeooo:rsid="001c5716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5" text:outline-level="1">CALICO - Centro Acadêmico Livre de Computação</text:h>
            <text:p text:style-name="P4"/>
          </table:table-cell>
          <table:table-cell table:style-name="Table1.A1" office:value-type="string">
            <text:h text:style-name="P5" text:outline-level="1">Data: <text:span text:style-name="T2">22</text:span><text:span text:style-name="T1">/</text:span><text:span text:style-name="T3">06</text:span><text:span text:style-name="T1">/2016</text:span></text:h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h text:style-name="P5" text:outline-level="1"/>
          </table:table-cell>
          <table:table-cell table:style-name="Table1.A1" office:value-type="string">
            <text:h text:style-name="P5" text:outline-level="1"/>
          </table:table-cell>
        </table:table-row>
      </table:table>
      <text:h text:style-name="Heading_20_1" text:outline-level="1">A<text:span text:style-name="T11">ta</text:span> da Reunião</text:h>
      <text:h text:style-name="P10" text:outline-level="2">Chamada</text:h>
      <text:p text:style-name="P1"/>
      <text:section text:style-name="Sect1" text:name="Section1">
        <text:list xml:id="list1148999404895858861" text:style-name="WWNum1">
          <text:list-item>
            <text:p text:style-name="P13">William Kraemer</text:p>
          </text:list-item>
          <text:list-item>
            <text:p text:style-name="P13">Gustavo Gava</text:p>
          </text:list-item>
          <text:list-item>
            <text:p text:style-name="P13">Matheus Cuchara</text:p>
          </text:list-item>
          <text:list-item>
            <text:p text:style-name="P13">Caio Pereira</text:p>
          </text:list-item>
          <text:list-item>
            <text:p text:style-name="P13">João Gabriel Trombeta</text:p>
          </text:list-item>
          <text:list-item>
            <text:p text:style-name="P13">Leonardo de Oliveira da Silva</text:p>
          </text:list-item>
          <text:list-item>
            <text:p text:style-name="P13">Lucas Pedro Bordignon</text:p>
          </text:list-item>
          <text:list-item>
            <text:p text:style-name="P13">Luciana Wiener</text:p>
          </text:list-item>
          <text:list-item>
            <text:p text:style-name="P13">Patrick Machado</text:p>
          </text:list-item>
          <text:list-item>
            <text:p text:style-name="P13">Giulia Milan</text:p>
          </text:list-item>
          <text:list-item>
            <text:p text:style-name="P13">Gabriel Baldessar</text:p>
          </text:list-item>
          <text:list-item>
            <text:p text:style-name="P13">Diogo Junior de Souza</text:p>
          </text:list-item>
          <text:list-item>
            <text:p text:style-name="P13">N<text:span text:style-name="T10">í</text:span>cholas Auler</text:p>
          </text:list-item>
          <text:list-item>
            <text:p text:style-name="P13">Ranieri Althoff</text:p>
          </text:list-item>
          <text:list-item>
            <text:p text:style-name="P13">Daniela Preto</text:p>
          </text:list-item>
          <text:list-item>
            <text:p text:style-name="P13">Mariany Ferreira</text:p>
          </text:list-item>
          <text:list-item>
            <text:p text:style-name="P13">Rodrigo de Mello Garcia </text:p>
          </text:list-item>
        </text:list>
      </text:section>
      <text:p text:style-name="P6"/>
      <text:h text:style-name="Heading_20_2" text:outline-level="2">Re<text:span text:style-name="T5">passe do CETEC</text:span></text:h>
      <text:p text:style-name="Standard"><text:span text:style-name="T4">Responsável:</text:span> <text:span text:style-name="T5">Mariany Ferreira</text:span></text:p>
      <text:list xml:id="list221627609560661" text:continue-numbering="true" text:style-name="WWNum1">
        <text:list-item>
          <text:p text:style-name="P13">Durante a reunião do CETEC não houve repasse para o CALICO especificamente.</text:p>
        </text:list-item>
        <text:list-item>
          <text:p text:style-name="P13">O CALICO repassou ao CALEC 100 (cem) reais, <text:span text:style-name="T6">que eram do CETEC, devido ao orçamento do </text:span><text:span text:style-name="T7">freezer. </text:span><text:span text:style-name="T9">O resto do dinheiro do CETEC que ainda estava com o CALICO foi repassado ao CETEC.</text:span></text:p>
        </text:list-item>
        <text:list-item>
          <text:p text:style-name="P14"><text:span text:style-name="T9">O </text:span><text:span text:style-name="T8">CETEC apoiou a ideia de realizar uma feira de divulgação dos cursos do CTC antes do início das inscriçoẽs do vestibular da UFSC. Para representar o CALICO e realizar as tarefas necesárias ficaram responsáveis Caio Pereira e Gabriel Baldessar. Sugeriu-se de conversar com a direção do centro para ajudar a realizar a feira, e também de alocar a feira nas salas do Bloco B do CTC.</text:span></text:p>
        </text:list-item>
      </text:list>
      <text:p text:style-name="P6"/>
      <text:h text:style-name="P7" text:outline-level="2"/>
      <text:h text:style-name="P7" text:outline-level="2"/>
      <text:p text:style-name="P9"/>
      <text:p text:style-name="P9"/>
      <text:p text:style-name="P9"/>
      <text:h text:style-name="P7" text:outline-level="2"><text:soft-page-break/>Repasse da SECCOM</text:h>
      <text:p text:style-name="Standard"><text:span text:style-name="T4">Responsável:</text:span> <text:span text:style-name="T6">Caio Pereira</text:span></text:p>
      <text:list xml:id="list221627985844604" text:continue-numbering="true" text:style-name="WWNum1">
        <text:list-item>
          <text:p text:style-name="P15">É necessário confirmar 10 (dez) empresas para palestrar e oferecer minicursos. Sugeriu-se que o Caio entre em contato com ACATE, Bridge, CERTI e Ampera.</text:p>
        </text:list-item>
      </text:list>
      <text:p text:style-name="P6"/>
      <text:h text:style-name="P8" text:outline-level="2">Repasse do Trote Integrado 16.2</text:h>
      <text:p text:style-name="Standard"><text:span text:style-name="T4">Responsável:</text:span> <text:span text:style-name="T10">Nícholas Auler</text:span></text:p>
      <text:list xml:id="list221627864360587" text:continue-numbering="true" text:style-name="WWNum1">
        <text:list-item>
          <text:p text:style-name="P15">Tema definido: Olimpíadas.</text:p>
        </text:list-item>
        <text:list-item>
          <text:p text:style-name="P15">Sugeriu-se que quem tiver interesse em participar das reuniões do Trote, que o faça.</text:p>
        </text:list-item>
      </text:list>
      <text:p text:style-name="P6"/>
      <text:h text:style-name="P8" text:outline-level="2">Moletom do curso</text:h>
      <text:p text:style-name="Standard"><text:span text:style-name="T4">Responsável:</text:span> <text:span text:style-name="T10">Rodrigo </text:span>Garcia</text:p>
      <text:list xml:id="list221627986014218" text:continue-numbering="true" text:style-name="WWNum1">
        <text:list-item>
          <text:p text:style-name="P15">Após uma nova sugestão de moletom, foi dado o início de uma nova eleição, que irá até sexta-feira, 24/06/16. E enquanto isso deve-se continuar orçando os modelos em diferentes locais.</text:p>
        </text:list-item>
      </text:list>
      <text:p text:style-name="P6"/>
      <text:h text:style-name="P8" text:outline-level="2">BENTO</text:h>
      <text:p text:style-name="Standard"><text:span text:style-name="T4">Responsável:</text:span> <text:span text:style-name="T10">Mariany</text:span></text:p>
      <text:list xml:id="list221627949051253" text:continue-numbering="true" text:style-name="WWNum1">
        <text:list-item>
          <text:p text:style-name="P15">Foi reservado o condomínio Elos, pois não houve confirmação do Silvinho.</text:p>
        </text:list-item>
        <text:list-item>
          <text:p text:style-name="P15">A Mariany deve consegir bolas de futebol para o evento.</text:p>
        </text:list-item>
        <text:list-item>
          <text:p text:style-name="P15">O Nícholas deverá gravar jogos de Playstation 2, para serem jogados no dia.</text:p>
        </text:list-item>
        <text:list-item>
          <text:p text:style-name="P15">Deve-se conversar com pessoas próximas do CALICO para trazer jogos de tabuleiro e de carta para serem jogados no dia.</text:p>
        </text:list-item>
        <text:list-item>
          <text:p text:style-name="P15">O evento no Facebook deve ser lançado na sexta-feira pela Mariany e pelo Nícholas.</text:p>
        </text:list-item>
        <text:list-item>
          <text:p text:style-name="P15">Decidiu-se em fixar o valor do BENTO em 20 (vinte) reais.</text:p>
        </text:list-item>
      </text:list>
      <text:p text:style-name="P6"/>
      <text:h text:style-name="P8" text:outline-level="2"><text:soft-page-break/></text:h>
      <text:h text:style-name="P8" text:outline-level="2"/>
      <text:h text:style-name="P8" text:outline-level="2">Evento de Beerpong com o CALEQA</text:h>
      <text:p text:style-name="Standard"><text:span text:style-name="T4">Responsável:</text:span> <text:span text:style-name="T10">William Kraemer</text:span></text:p>
      <text:list xml:id="list221628388272620" text:continue-numbering="true" text:style-name="WWNum1">
        <text:list-item>
          <text:p text:style-name="P15">Devido às funções que ficaram com o CALICO, o William deve imprimir quatro cópias do regulamento do Beerpong, sendo um para cada juíz e um para colocar na parede.</text:p>
        </text:list-item>
        <text:list-item>
          <text:p text:style-name="P15">Divulgar a planilha de trabalho para as pessoas prencheerem seus horários de trabalho.</text:p>
        </text:list-item>
      </text:list>
      <text:p text:style-name="P6"/>
      <text:h text:style-name="P8" text:outline-level="2">Amnésia</text:h>
      <text:p text:style-name="Standard"><text:span text:style-name="T4">Responsável:</text:span> <text:span text:style-name="T10">William Kraemer</text:span></text:p>
      <text:list xml:id="list221628097654609" text:continue-numbering="true" text:style-name="WWNum1">
        <text:list-item>
          <text:p text:style-name="P16">Caio deve entregar a autorização para divulgação da festa no local próximo ao Restaurante Universitário na PRAE. Devido à exigência da PRAE, deve ser impresso um cartaz para ser entregue juntamente com a autorização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ico</meta:initial-creator>
    <meta:editing-cycles>4</meta:editing-cycles>
    <meta:creation-date>2016-04-04T17:41:00</meta:creation-date>
    <dc:date>2016-06-26T22:16:26.773838989</dc:date>
    <meta:editing-duration>PT6M23S</meta:editing-duration>
    <meta:generator>LibreOffice/5.0.6.3$Linux_X86_64 LibreOffice_project/00m0$Build-3</meta:generator>
    <meta:document-statistic meta:table-count="1" meta:image-count="0" meta:object-count="0" meta:page-count="3" meta:paragraph-count="51" meta:word-count="469" meta:character-count="2707" meta:non-whitespace-character-count="23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